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end" style:justify-single-word="false"/>
      <style:text-properties fo:font-size="14pt" style:text-underline-style="none" officeooo:rsid="0012058b" officeooo:paragraph-rsid="0012058b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officeooo:rsid="0012058b" officeooo:paragraph-rsid="0012058b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tyle="italic" officeooo:rsid="0012058b" officeooo:paragraph-rsid="0012058b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12058b" officeooo:paragraph-rsid="0013609e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color="#800000" fo:font-style="italic" style:text-underline-style="solid" style:text-underline-width="auto" style:text-underline-color="font-color" fo:font-weight="bold" officeooo:rsid="0012058b" officeooo:paragraph-rsid="0012058b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800000" fo:font-style="italic" style:text-underline-style="solid" style:text-underline-width="auto" style:text-underline-color="font-color" fo:font-weight="bold" officeooo:rsid="0012058b" officeooo:paragraph-rsid="0013609e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6b042"/>
    </style:style>
    <style:style style:name="P8" style:family="paragraph" style:parent-style-name="Standard">
      <style:paragraph-properties fo:text-align="start" style:justify-single-word="false"/>
      <style:text-properties officeooo:paragraph-rsid="0012058b"/>
    </style:style>
    <style:style style:name="P9" style:family="paragraph" style:parent-style-name="Standard">
      <style:paragraph-properties fo:text-align="start" style:justify-single-word="false"/>
      <style:text-properties officeooo:paragraph-rsid="001839a9"/>
    </style:style>
    <style:style style:name="P10" style:family="paragraph" style:parent-style-name="Standard">
      <style:paragraph-properties fo:text-align="start" style:justify-single-word="false"/>
      <style:text-properties officeooo:paragraph-rsid="0019e994"/>
    </style:style>
    <style:style style:name="P11" style:family="paragraph" style:parent-style-name="Standard">
      <style:paragraph-properties fo:text-align="start" style:justify-single-word="false"/>
      <style:text-properties officeooo:paragraph-rsid="001a4106"/>
    </style:style>
    <style:style style:name="P12" style:family="paragraph" style:parent-style-name="Standard">
      <style:paragraph-properties fo:text-align="start" style:justify-single-word="false"/>
      <style:text-properties officeooo:paragraph-rsid="001b41a5"/>
    </style:style>
    <style:style style:name="P13" style:family="paragraph" style:parent-style-name="Standard">
      <style:paragraph-properties fo:text-align="start" style:justify-single-word="false"/>
      <style:text-properties officeooo:paragraph-rsid="001b900e"/>
    </style:style>
    <style:style style:name="P14" style:family="paragraph" style:parent-style-name="Standard">
      <style:paragraph-properties fo:text-align="start" style:justify-single-word="false"/>
      <style:text-properties officeooo:paragraph-rsid="001d8bbe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b042" officeooo:paragraph-rsid="0016b04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b042" officeooo:paragraph-rsid="001839a9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b042" officeooo:paragraph-rsid="001b41a5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b042" officeooo:paragraph-rsid="001d8bb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tyle="italic" officeooo:rsid="0012058b" officeooo:paragraph-rsid="001839a9" style:font-style-asian="italic" style:font-style-complex="italic"/>
    </style:style>
    <style:style style:name="P20" style:family="paragraph" style:parent-style-name="Standard">
      <style:paragraph-properties fo:text-align="start" style:justify-single-word="false"/>
      <style:text-properties fo:font-style="italic" officeooo:rsid="0012058b" officeooo:paragraph-rsid="001b41a5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  <style:text-properties fo:font-style="italic" officeooo:rsid="0012058b" officeooo:paragraph-rsid="001b900e" style:font-style-asian="italic" style:font-style-complex="italic"/>
    </style:style>
    <style:style style:name="P22" style:family="paragraph" style:parent-style-name="Standard">
      <style:paragraph-properties fo:text-align="start" style:justify-single-word="false"/>
      <style:text-properties fo:font-style="italic" officeooo:rsid="0012058b" officeooo:paragraph-rsid="001d8bbe" style:font-style-asian="italic" style:font-style-complex="italic"/>
    </style:style>
    <style:style style:name="P23" style:family="paragraph" style:parent-style-name="Standard">
      <style:paragraph-properties fo:text-align="end" style:justify-single-word="false"/>
      <style:text-properties fo:font-style="italic" officeooo:rsid="0012058b" officeooo:paragraph-rsid="0012058b" style:font-style-asian="italic" style:font-style-complex="italic"/>
    </style:style>
    <style:style style:name="P24" style:family="paragraph" style:parent-style-name="Standard">
      <style:paragraph-properties fo:text-align="start" style:justify-single-word="false"/>
      <style:text-properties fo:font-style="italic" officeooo:rsid="00206f8d" officeooo:paragraph-rsid="00206f8d" style:font-style-asian="italic" style:font-style-complex="italic"/>
    </style:style>
    <style:style style:name="P25" style:family="paragraph" style:parent-style-name="Standard">
      <style:paragraph-properties fo:text-align="start" style:justify-single-word="false"/>
      <style:text-properties fo:font-style="normal" officeooo:paragraph-rsid="001839a9" style:font-style-asian="normal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tyle="normal" officeooo:rsid="0012058b" officeooo:paragraph-rsid="001a4106" style:font-style-asian="normal" style:font-style-complex="normal"/>
    </style:style>
    <style:style style:name="P27" style:family="paragraph" style:parent-style-name="Standard">
      <style:paragraph-properties fo:text-align="start" style:justify-single-word="false"/>
      <style:text-properties fo:color="#800000" fo:font-style="italic" style:text-underline-style="solid" style:text-underline-width="auto" style:text-underline-color="font-color" fo:font-weight="bold" officeooo:rsid="0012058b" officeooo:paragraph-rsid="001b41a5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800000" fo:font-style="italic" style:text-underline-style="solid" style:text-underline-width="auto" style:text-underline-color="font-color" fo:font-weight="bold" officeooo:rsid="0012058b" officeooo:paragraph-rsid="001b900e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800000" fo:font-style="italic" style:text-underline-style="solid" style:text-underline-width="auto" style:text-underline-color="font-color" fo:font-weight="bold" officeooo:rsid="0012058b" officeooo:paragraph-rsid="001d8bbe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rsid="001d8bbe" officeooo:paragraph-rsid="001d8bbe"/>
    </style:style>
    <style:style style:name="P31" style:family="paragraph" style:parent-style-name="Standard">
      <style:paragraph-properties fo:text-align="start" style:justify-single-word="false"/>
      <style:text-properties fo:color="#ff0000" officeooo:rsid="001d8bbe" officeooo:paragraph-rsid="001d8bbe"/>
    </style:style>
    <style:style style:name="P32" style:family="paragraph" style:parent-style-name="Standard">
      <style:paragraph-properties fo:text-align="start" style:justify-single-word="false"/>
      <style:text-properties officeooo:rsid="001ef84d" officeooo:paragraph-rsid="001ef84d"/>
    </style:style>
    <style:style style:name="P33" style:family="paragraph" style:parent-style-name="Standard">
      <style:paragraph-properties fo:text-align="start" style:justify-single-word="false"/>
      <style:text-properties officeooo:rsid="00206f8d" officeooo:paragraph-rsid="00206f8d"/>
    </style:style>
    <style:style style:name="P34" style:family="paragraph" style:parent-style-name="Table_20_Contents">
      <style:paragraph-properties fo:text-align="start" style:justify-single-word="false"/>
      <style:text-properties style:font-name="Nimbus Mono L" officeooo:rsid="0016b042" officeooo:paragraph-rsid="0016b042"/>
    </style:style>
    <style:style style:name="P35" style:family="paragraph" style:parent-style-name="Table_20_Contents">
      <style:paragraph-properties fo:text-align="start" style:justify-single-word="false"/>
      <style:text-properties style:font-name="Nimbus Mono L" officeooo:rsid="0019e994" officeooo:paragraph-rsid="0019e994"/>
    </style:style>
    <style:style style:name="P36" style:family="paragraph" style:parent-style-name="Table_20_Contents">
      <style:paragraph-properties fo:text-align="start" style:justify-single-word="false"/>
      <style:text-properties style:font-name="Nimbus Mono L" officeooo:rsid="001b900e" officeooo:paragraph-rsid="001b900e"/>
    </style:style>
    <style:style style:name="P37" style:family="paragraph" style:parent-style-name="Table_20_Contents">
      <style:paragraph-properties fo:text-align="start" style:justify-single-word="false"/>
      <style:text-properties style:font-name="Nimbus Mono L" officeooo:rsid="001d8bbe" officeooo:paragraph-rsid="001d8bbe"/>
    </style:style>
    <style:style style:name="P38" style:family="paragraph" style:parent-style-name="Table_20_Contents">
      <style:paragraph-properties fo:text-align="start" style:justify-single-word="false"/>
      <style:text-properties style:font-name="Nimbus Mono L" officeooo:rsid="001ef84d" officeooo:paragraph-rsid="001ef84d"/>
    </style:style>
    <style:style style:name="T1" style:family="text">
      <style:text-properties fo:color="#990000" fo:font-weight="bold" style:font-weight-asian="bold" style:font-weight-complex="bold"/>
    </style:style>
    <style:style style:name="T2" style:family="text">
      <style:text-properties officeooo:rsid="0012058b"/>
    </style:style>
    <style:style style:name="T3" style:family="text">
      <style:text-properties fo:font-style="italic" officeooo:rsid="0012058b" style:font-style-asian="italic" style:font-style-complex="italic"/>
    </style:style>
    <style:style style:name="T4" style:family="text">
      <style:text-properties fo:font-style="italic" officeooo:rsid="0016b042" style:font-style-asian="italic" style:font-style-complex="italic"/>
    </style:style>
    <style:style style:name="T5" style:family="text">
      <style:text-properties fo:font-style="italic" officeooo:rsid="0019e994" style:font-style-asian="italic" style:font-style-complex="italic"/>
    </style:style>
    <style:style style:name="T6" style:family="text">
      <style:text-properties fo:font-style="italic" officeooo:rsid="001b900e" style:font-style-asian="italic" style:font-style-complex="italic"/>
    </style:style>
    <style:style style:name="T7" style:family="text">
      <style:text-properties fo:font-style="italic" officeooo:rsid="001d8bbe" style:font-style-asian="italic" style:font-style-complex="italic"/>
    </style:style>
    <style:style style:name="T8" style:family="text">
      <style:text-properties fo:font-style="italic" officeooo:rsid="001ef84d" style:font-style-asian="italic" style:font-style-complex="italic"/>
    </style:style>
    <style:style style:name="T9" style:family="text">
      <style:text-properties officeooo:rsid="0013609e"/>
    </style:style>
    <style:style style:name="T10" style:family="text">
      <style:text-properties officeooo:rsid="0016b042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6b042" style:font-weight-asian="normal" style:font-weight-complex="normal"/>
    </style:style>
    <style:style style:name="T13" style:family="text">
      <style:text-properties style:text-underline-style="none" fo:font-weight="normal" officeooo:rsid="0019e994" style:font-weight-asian="normal" style:font-weight-complex="normal"/>
    </style:style>
    <style:style style:name="T14" style:family="text">
      <style:text-properties style:text-underline-style="none" fo:font-weight="normal" officeooo:rsid="001a4106" style:font-weight-asian="normal" style:font-weight-complex="normal"/>
    </style:style>
    <style:style style:name="T15" style:family="text">
      <style:text-properties style:text-underline-style="none" fo:font-weight="normal" officeooo:rsid="001b900e" style:font-weight-asian="normal" style:font-weight-complex="normal"/>
    </style:style>
    <style:style style:name="T16" style:family="text">
      <style:text-properties fo:color="#800000" fo:font-style="italic" style:text-underline-style="solid" style:text-underline-width="auto" style:text-underline-color="font-color" fo:font-weight="bold" officeooo:rsid="0012058b" style:font-style-asian="italic" style:font-weight-asian="bold" style:font-style-complex="italic" style:font-weight-complex="bold"/>
    </style:style>
    <style:style style:name="T17" style:family="text">
      <style:text-properties fo:color="#800000" fo:font-style="italic" style:text-underline-style="solid" style:text-underline-width="auto" style:text-underline-color="font-color" fo:font-weight="bold" officeooo:rsid="0013609e" style:font-style-asian="italic" style:font-weight-asian="bold" style:font-style-complex="italic" style:font-weight-complex="bold"/>
    </style:style>
    <style:style style:name="T18" style:family="text">
      <style:text-properties fo:color="#800000" fo:font-style="italic" style:text-underline-style="solid" style:text-underline-width="auto" style:text-underline-color="font-color" fo:font-weight="bold" officeooo:rsid="001839a9" style:font-style-asian="italic" style:font-weight-asian="bold" style:font-style-complex="italic" style:font-weight-complex="bold"/>
    </style:style>
    <style:style style:name="T19" style:family="text">
      <style:text-properties officeooo:rsid="0019e994"/>
    </style:style>
    <style:style style:name="T20" style:family="text">
      <style:text-properties style:text-underline-style="solid" style:text-underline-width="auto" style:text-underline-color="font-color" fo:font-weight="bold" officeooo:rsid="0016b042" style:font-weight-asian="bold" style:font-weight-complex="bold"/>
    </style:style>
    <style:style style:name="T21" style:family="text">
      <style:text-properties officeooo:rsid="001b41a5"/>
    </style:style>
    <style:style style:name="T22" style:family="text">
      <style:text-properties officeooo:rsid="001b900e"/>
    </style:style>
    <style:style style:name="T2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16b042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1d8bbe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7" style:family="text">
      <style:text-properties officeooo:rsid="001d8bbe"/>
    </style:style>
    <style:style style:name="T28" style:family="text">
      <style:text-properties officeooo:rsid="001ef84d"/>
    </style:style>
    <style:style style:name="T29" style:family="text">
      <style:text-properties fo:color="#ff0000"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220c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Manal BENAISSA <text:span text:style-name="T31">(oui je suis seule)</text:span></text:p>
      <text:p text:style-name="P23"/>
      <text:p text:style-name="P24"><text:span text:style-name="T29">A LIRE :</text:span> Un deuxième fichier est fournis avec les résultats des requêtes, <text:span text:style-name="T30">Requetes_reponses.lst</text:span></text:p>
      <text:p text:style-name="P3"/>
      <text:p text:style-name="P5">REQUETE 1 <text:s text:c="137"/></text:p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34">select distinct pid, usage</text:p>
            <text:p text:style-name="P34">from LesPieces</text:p>
            <text:p text:style-name="P34">natural join LesMesures</text:p>
            <text:p text:style-name="P34">where (temp &lt;= 15);</text:p>
          </table:table-cell>
        </table:table-row>
      </table:table>
      <text:p text:style-name="P3"/>
      <text:p text:style-name="P8"><text:span text:style-name="T3">&lt;</text:span><text:span text:style-name="T4">p, u</text:span><text:span text:style-name="T3">&gt;</text:span>∈ <text:span text:style-name="T2">R1 </text:span>⇔ <text:span text:style-name="T10">la pièce p d’usage u a une température inférieure ou égale à 15.</text:span></text:p>
      <text:p text:style-name="P8"/>
      <text:p text:style-name="P16">En relationnelle : <text:span text:style-name="T11"><text:s text:c="2"/></text:span></text:p>
      <text:p text:style-name="P16"><text:span text:style-name="T11">R1 ←(LesPieces*LesMesures : temp ≤ 15) [pid, usage]</text:span></text:p>
      <text:p text:style-name="P3"/>
      <text:p text:style-name="P6">REQUETE <text:span text:style-name="T9">2 </text:span><text:s text:c="137"/></text:p>
      <text:p text:style-name="P4"/>
      <table:table table:name="Table3" table:style-name="Table3">
        <table:table-column table:style-name="Table3.A"/>
        <table:table-row>
          <table:table-cell table:style-name="Table3.A1" office:value-type="string">
            <text:p text:style-name="P34">WITH</text:p>
            <text:p text:style-name="P34">C as (select distinct pid</text:p>
            <text:p text:style-name="P34"><text:tab/>from LesMesures</text:p>
            <text:p text:style-name="P34"><text:tab/>where temp &lt;= 15)</text:p>
            <text:p text:style-name="P34">SELECT pid</text:p>
            <text:p text:style-name="P34">FROM LesPieces</text:p>
            <text:p text:style-name="P34">MINUS</text:p>
            <text:p text:style-name="P34">SELECT pid</text:p>
            <text:p text:style-name="P34">FROM C;</text:p>
          </table:table-cell>
        </table:table-row>
      </table:table>
      <text:p text:style-name="P4"/>
      <text:p text:style-name="P7"><text:span text:style-name="T3">&lt;</text:span><text:span text:style-name="T4">p</text:span><text:span text:style-name="T3">&gt;</text:span>∈ <text:span text:style-name="T10">C </text:span>⇔ <text:span text:style-name="T10">La pièce p a une température inférieure ou égale à 15.</text:span></text:p>
      <text:p text:style-name="P7"/>
      <text:p text:style-name="P7"><text:span text:style-name="T3">&lt;</text:span><text:span text:style-name="T4">p</text:span><text:span text:style-name="T3">&gt;</text:span>∈ <text:span text:style-name="T10">R2 </text:span>⇔ <text:span text:style-name="T10">La pièce p a des températures strictement supérieures à 15 ou aucune mesure de température.</text:span></text:p>
      <text:p text:style-name="P7"/>
      <text:p text:style-name="P15">En relationnelle : <text:span text:style-name="T11"><text:s/></text:span></text:p>
      <text:p text:style-name="P7"><text:span text:style-name="T12">C </text:span><text:span text:style-name="T11">←</text:span><text:span text:style-name="T12"> (LesMesures : temp ≤ 15) [pid]</text:span></text:p>
      <text:p text:style-name="P7"><text:span text:style-name="T12">R2 ← LesPieces[pid] – C[pid]</text:span></text:p>
      <text:p text:style-name="P7"><text:span text:style-name="T12"/></text:p>
      <text:p text:style-name="P9"><text:span text:style-name="T12"><text:s/></text:span><text:span text:style-name="T16">REQUETE </text:span><text:span text:style-name="T18">3</text:span><text:span text:style-name="T17"> </text:span><text:span text:style-name="T16"><text:s text:c="137"/></text:span></text:p>
      <text:p text:style-name="P19"/>
      <table:table table:name="Table2" table:style-name="Table2">
        <table:table-column table:style-name="Table2.A"/>
        <table:table-row>
          <table:table-cell table:style-name="Table2.A1" office:value-type="string">
            <text:p text:style-name="P35">WITH</text:p>
            <text:p text:style-name="P35">D as (select distinct pid, usage, temp</text:p>
            <text:p text:style-name="P35"><text:tab/>from LesPieces</text:p>
            <text:p text:style-name="P35"><text:tab/>natural join LesMesures</text:p>
            <text:p text:style-name="P35"><text:tab/>where temp &lt;= 15),</text:p>
            <text:p text:style-name="P35">E as (select pid, usage, count(temp) as nbT</text:p>
            <text:p text:style-name="P35"><text:soft-page-break/><text:tab/>from D</text:p>
            <text:p text:style-name="P35"><text:tab/>group by pid, usage)<text:tab/></text:p>
            <text:p text:style-name="P35">SELECT pid, usage</text:p>
            <text:p text:style-name="P35">FROM E</text:p>
            <text:p text:style-name="P35">WHERE nbT = 1</text:p>
            <text:p text:style-name="P35">ORDER BY pid, usage;</text:p>
          </table:table-cell>
        </table:table-row>
      </table:table>
      <text:p text:style-name="P19"/>
      <text:p text:style-name="P9"><text:span text:style-name="T3">&lt;</text:span><text:span text:style-name="T5">p, u, t</text:span><text:span text:style-name="T3">&gt;</text:span>∈ <text:span text:style-name="T19">D </text:span>⇔ <text:span text:style-name="T19">Ensemble des pièces p, d’usage u dont la température t est inférieure ou égale à 15,</text:span></text:p>
      <text:p text:style-name="P9"/>
      <text:p text:style-name="P10"><text:span text:style-name="T3">&lt;</text:span><text:span text:style-name="T5">p, u, n</text:span><text:span text:style-name="T3">&gt;</text:span>∈ <text:span text:style-name="T19">E </text:span>⇔ <text:span text:style-name="T19">Ensemble des pièces p, d’usage u ayant n mesures de températures ≤ 15.</text:span></text:p>
      <text:p text:style-name="P10"/>
      <text:p text:style-name="P9"><text:span text:style-name="T3">&lt;</text:span><text:span text:style-name="T5">p, u</text:span><text:span text:style-name="T3">&gt;</text:span>∈ <text:span text:style-name="T10">R3 </text:span>⇔ <text:span text:style-name="T19">Ensemble des salles ayant UNE SEULE mesure ≤ 15.</text:span></text:p>
      <text:p text:style-name="P9"/>
      <text:p text:style-name="P16">En relationnelle : <text:span text:style-name="T11"><text:s/></text:span></text:p>
      <text:p text:style-name="P11"><text:span text:style-name="T13">D</text:span><text:span text:style-name="T12"> </text:span><text:span text:style-name="T11">←</text:span><text:span text:style-name="T12"> (LesPieces*LesMesures : temp ≤ 15) [pid, usage, </text:span><text:span text:style-name="T14">temp</text:span><text:span text:style-name="T12">]</text:span></text:p>
      <text:p text:style-name="P25"><text:span text:style-name="T14">E </text:span><text:span text:style-name="T12">← /</text:span></text:p>
      <text:p text:style-name="P26"><text:span text:style-name="T14">R3 </text:span><text:span text:style-name="T12">←</text:span><text:span text:style-name="T14">(E : nbT =1) [pid, usage]</text:span><text:span text:style-name="T12"> </text:span></text:p>
      <text:p text:style-name="P26"><text:span text:style-name="T12"/></text:p>
      <text:p text:style-name="P27">REQUETE <text:span text:style-name="T21">4 </text:span><text:s text:c="137"/></text:p>
      <text:p text:style-name="P20"/>
      <table:table table:name="Table5" table:style-name="Table5">
        <table:table-column table:style-name="Table5.A"/>
        <table:table-row>
          <table:table-cell table:style-name="Table5.A1" office:value-type="string">
            <text:p text:style-name="P36">WITH</text:p>
            <text:p text:style-name="P36">E as (select nom, prenom, row_number() over(order by nom, prenom) as ID</text:p>
            <text:p text:style-name="P36"><text:tab/>from (select distinct nom, prenom from LesReunions)),</text:p>
            <text:p text:style-name="P36">F as (select R.pid, E.ID</text:p>
            <text:p text:style-name="P36"><text:tab/>from LesReunions R</text:p>
            <text:p text:style-name="P36"><text:tab/>join E</text:p>
            <text:p text:style-name="P36"><text:tab/>on (R.nom = E.nom) AND (R.prenom = E.prenom)),</text:p>
            <text:p text:style-name="P36">G as (select pid, eid, ID, count(ID) as nbID</text:p>
            <text:p text:style-name="P36"><text:tab/>from LesPieces</text:p>
            <text:p text:style-name="P36"><text:tab/>natural left outer join F</text:p>
            <text:p text:style-name="P36"><text:tab/>group by pid, eid, ID),</text:p>
            <text:p text:style-name="P36">H as (select pid, eid, max(nbID) as maxID</text:p>
            <text:p text:style-name="P36"><text:tab/>from G</text:p>
            <text:p text:style-name="P36"><text:tab/>group by pid, eid)</text:p>
            <text:p text:style-name="P36">SELECT H.pid, H.eid, nvl(nom, 'NONE'), nvl(prenom, 'NONE') , maxID</text:p>
            <text:p text:style-name="P36">FROM H</text:p>
            <text:p text:style-name="P36">LEFT OUTER JOIN G</text:p>
            <text:p text:style-name="P36">ON (H.pid = G.pid) AND (H.eid = G.eid) AND (H.maxID = G.nbID)</text:p>
            <text:p text:style-name="P36">NATURAL LEFT OUTER JOIN E</text:p>
            <text:p text:style-name="P36">ORDER BY pid, eid, nom, prenom;</text:p>
          </table:table-cell>
        </table:table-row>
      </table:table>
      <text:p text:style-name="P20"/>
      <text:p text:style-name="P12"><text:span text:style-name="T3">&lt;</text:span><text:span text:style-name="T6">n, p, i</text:span><text:span text:style-name="T3">&gt;</text:span>∈ <text:span text:style-name="T22">E </text:span>⇔ <text:span text:style-name="T22">La personne de nom n et prenom p a un numéro ID i. C’est un tableau permettant de reconnaître une personne selon son ID plutot que par son nom/prenom.</text:span></text:p>
      <text:p text:style-name="P12"/>
      <text:p text:style-name="P12"><text:soft-page-break/><text:span text:style-name="T3">&lt;</text:span><text:span text:style-name="T6">p, i</text:span><text:span text:style-name="T3">&gt;</text:span>∈ <text:span text:style-name="T22">F </text:span>⇔ <text:span text:style-name="T10">La pièce p a été réservée par la personne i.</text:span></text:p>
      <text:p text:style-name="P12"/>
      <text:p text:style-name="P13"><text:span text:style-name="T3">&lt;</text:span><text:span text:style-name="T6">p, e, i, n</text:span><text:span text:style-name="T3">&gt;</text:span>∈ <text:span text:style-name="T22">G </text:span>⇔ <text:span text:style-name="T10">La personne i a réservé n fois la pièce p à l’étage e.</text:span></text:p>
      <text:p text:style-name="P13"/>
      <text:p text:style-name="P13"><text:span text:style-name="T3">&lt;</text:span><text:span text:style-name="T6">p, e, m</text:span><text:span text:style-name="T3">&gt;</text:span>∈ <text:span text:style-name="T22">H </text:span>⇔ <text:span text:style-name="T10">La pièce p à l’étage e a été réservée au maximum m fois par la même personne.</text:span></text:p>
      <text:p text:style-name="P13"/>
      <text:p text:style-name="P13"><text:span text:style-name="T3">&lt;</text:span><text:span text:style-name="T6">p, e, n, p, m</text:span><text:span text:style-name="T3">&gt;</text:span>∈ <text:span text:style-name="T22">R4 </text:span>⇔ <text:span text:style-name="T22">La personne de nom n et prenom p est celui qui a réservé la pièce p à l’étage e le plus de fois : m est le nombre de fois qu’il a réservé.</text:span></text:p>
      <text:p text:style-name="P12"/>
      <text:p text:style-name="P17">En relationnelle : <text:span text:style-name="T11"><text:s/></text:span></text:p>
      <text:p text:style-name="P12"><text:span text:style-name="T15">F</text:span><text:span text:style-name="T12"> </text:span><text:span text:style-name="T11">←</text:span><text:span text:style-name="T12"> </text:span><text:span text:style-name="T15">(LesReunions(nom = nom &amp; prenom=prenom)*E )[pid, ID]</text:span></text:p>
      <text:p text:style-name="P12"><text:span text:style-name="T24"/></text:p>
      <text:p text:style-name="P28">REQUETE <text:span text:style-name="T22">5 </text:span><text:s text:c="137"/></text:p>
      <text:p text:style-name="P21"/>
      <table:table table:name="Table6" table:style-name="Table6">
        <table:table-column table:style-name="Table6.A"/>
        <table:table-row>
          <table:table-cell table:style-name="Table6.A1" office:value-type="string">
            <text:p text:style-name="P37">WITH</text:p>
            <text:p text:style-name="P37">O as (select eid, pid, count(dateMes) as nbMes</text:p>
            <text:p text:style-name="P37"><text:tab/>from LesPieces</text:p>
            <text:p text:style-name="P37"><text:tab/>natural left outer join LesMesures</text:p>
            <text:p text:style-name="P37"><text:tab/>group by eid, pid),</text:p>
            <text:p text:style-name="P37">P as (select eid, sum(nbMes) as TotalMes</text:p>
            <text:p text:style-name="P37"><text:tab/>from O</text:p>
            <text:p text:style-name="P37"><text:tab/>group by eid),</text:p>
            <text:p text:style-name="P37">M as (select M.eid, pid, maxC</text:p>
            <text:p text:style-name="P37"><text:tab/>from (select eid, max(capacite) as maxC</text:p>
            <text:p text:style-name="P37"><text:tab/><text:tab/>from LesPieces</text:p>
            <text:p text:style-name="P37"><text:tab/><text:tab/>group by eid) M</text:p>
            <text:p text:style-name="P37"><text:tab/>join LesPieces</text:p>
            <text:p text:style-name="P37"><text:tab/>on (M.eid = LesPieces.eid) AND (M.maxC = capacite))</text:p>
            <text:p text:style-name="P37">SELECT eid, TotalMes, pid, maxC</text:p>
            <text:p text:style-name="P37">FROM M</text:p>
            <text:p text:style-name="P37">NATURAL JOIN P;</text:p>
          </table:table-cell>
        </table:table-row>
      </table:table>
      <text:p text:style-name="P21"/>
      <text:p text:style-name="P13"><text:span text:style-name="T3">&lt;</text:span><text:span text:style-name="T7">e, </text:span><text:span text:style-name="T4">p, </text:span><text:span text:style-name="T7">n</text:span><text:span text:style-name="T3">&gt;</text:span>∈ <text:span text:style-name="T27">O </text:span>⇔ <text:span text:style-name="T27">La pièce p (à l’étage e) a n mesures.</text:span></text:p>
      <text:p text:style-name="P13"/>
      <text:p text:style-name="P14"><text:span text:style-name="T3">&lt;</text:span><text:span text:style-name="T7">e, s</text:span><text:span text:style-name="T3">&gt;</text:span>∈ <text:span text:style-name="T27">P </text:span>⇔ <text:span text:style-name="T27">L’étage e a s mesures au total.</text:span></text:p>
      <text:p text:style-name="P14"/>
      <text:p text:style-name="P14"><text:span text:style-name="T3">&lt;</text:span><text:span text:style-name="T7">e, p, mc</text:span><text:span text:style-name="T3">&gt;</text:span>∈ <text:span text:style-name="T27">M </text:span>⇔ <text:span text:style-name="T27">A l’étage e, la pièce p est la pièce ayant la capacité mc la plus grande.</text:span></text:p>
      <text:p text:style-name="P14"/>
      <text:p text:style-name="P13"><text:span text:style-name="T3">&lt;</text:span><text:span text:style-name="T7">e, t, p, m</text:span><text:span text:style-name="T3">&gt;</text:span>∈ <text:span text:style-name="T10">R5 </text:span>⇔ <text:span text:style-name="T27">L’étage e a subit au total t mesures, et parmis ses salles, la pièce p est celui qui possède la plus grande capacité m.</text:span></text:p>
      <text:p text:style-name="P13"/>
      <text:p text:style-name="P13"><text:span text:style-name="T20">En relationnelle : </text:span><text:span text:style-name="T12"><text:s/></text:span></text:p>
      <text:p text:style-name="P13"><text:span text:style-name="T24">R</text:span><text:span text:style-name="T25">5</text:span><text:span text:style-name="T24">← </text:span><text:span text:style-name="T25">(M*P)[eid, TotalMes, pid, maxC]</text:span></text:p>
      <text:p text:style-name="P13"><text:span text:style-name="T25"/></text:p>
      <text:p text:style-name="P31"><text:span text:style-name="T23">Comment exprimer en relationnel les outer join ?</text:span></text:p>
      <text:p text:style-name="P31"><text:span text:style-name="T23"/></text:p>
      <text:p text:style-name="P31"><text:soft-page-break/><text:span text:style-name="T23"/></text:p>
      <text:p text:style-name="P30"><text:span text:style-name="T23"/></text:p>
      <text:p text:style-name="P29">REQUETE <text:span text:style-name="T27">6 <text:s/></text:span><text:s text:c="137"/></text:p>
      <text:p text:style-name="P22"/>
      <table:table table:name="Table7" table:style-name="Table7">
        <table:table-column table:style-name="Table7.A"/>
        <table:table-row>
          <table:table-cell table:style-name="Table7.A1" office:value-type="string">
            <text:p text:style-name="P38">select distinct eid, pid, to_char(dateMes, 'DD-MON-YY') as datM, avg(temp) as moyT, max(temp) as maxT, min(temp) as minT</text:p>
            <text:p text:style-name="P38">from LesPieces</text:p>
            <text:p text:style-name="P38">natural left outer join LesMesures</text:p>
            <text:p text:style-name="P38">where (extract(year from dateMes) = 2008)</text:p>
            <text:p text:style-name="P38">group by eid, pid, to_char(dateMes, 'DD-MON-YY')</text:p>
            <text:p text:style-name="P38">order by eid, pid ;</text:p>
          </table:table-cell>
        </table:table-row>
      </table:table>
      <text:p text:style-name="P14"/>
      <text:p text:style-name="P14"><text:span text:style-name="T3">&lt;</text:span><text:span text:style-name="T8">e, p, d, moy, max, min</text:span><text:span text:style-name="T3">&gt;</text:span>∈ <text:span text:style-name="T10">R6 </text:span>⇔ <text:span text:style-name="T28">Pour chaque pièce p de chaque étage e, la moyenne des températures mesurées durant 2010 pour chaque mois est moy, le maximum est max, et le minimum est min.</text:span></text:p>
      <text:p text:style-name="P14"/>
      <text:p text:style-name="P18">En relationnelle : <text:span text:style-name="T11"><text:s/></text:span></text:p>
      <text:p text:style-name="P32"><text:span text:style-name="T24">J’</text:span><text:span text:style-name="T23">abandonne.</text:span></text:p>
      <text:p text:style-name="P32"><text:span text:style-name="T23"/></text:p>
      <text:p text:style-name="P33"><text:span text:style-name="T23">Cette requête ne respecte pas tout à fait la consigne, mais j’ignore comment ajouter TOUS les mois. A mon sens, j’aurai crée une relation Mois(</text:span><text:span text:style-name="T26">m</text:span><text:span text:style-name="T23">) contenant tous les mois de l’année. A partir de là j’aurai pu faire quelque chose…</text:span></text:p>
      <text:p text:style-name="P32"><text:span text:style-name="T23"/></text:p>
      <text:p text:style-name="P32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2.912cm"/>
    </style:style>
    <style:style style:name="Table4.B" style:family="table-column">
      <style:table-column-properties style:column-width="4.101cm"/>
    </style:style>
    <style:style style:name="Table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4.B1" style:family="table-cell">
      <style:table-cell-properties fo:background-color="#7e0021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MP1" style:family="paragraph" style:parent-style-name="Table_20_Contents">
      <style:paragraph-properties fo:text-align="end" style:justify-single-word="false"/>
      <style:text-properties fo:font-size="14pt" style:text-underline-style="none" officeooo:rsid="0012058b" officeooo:paragraph-rsid="0012058b" style:font-size-asian="14pt" style:font-size-complex="14pt"/>
    </style:style>
    <style:style style:name="MP2" style:family="paragraph" style:parent-style-name="Table_20_Contents">
      <style:paragraph-properties fo:text-align="center" style:justify-single-word="false"/>
      <style:text-properties fo:font-size="14pt" officeooo:rsid="0012058b" officeooo:paragraph-rsid="0012058b" style:font-size-asian="14pt" style:font-size-complex="14pt"/>
    </style:style>
    <style:style style:name="MT1" style:family="text">
      <style:text-properties fo:color="#990000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<text:span text:style-name="MT1">APNEE 1 : </text:span>COMPTE-RENDU <text:s text:c="3"/></text:p>
            </table:table-cell>
            <table:table-cell table:style-name="Table4.B1" office:value-type="string">
              <text:p text:style-name="MP2">BDD</text:p>
            </table:table-cell>
          </table:table-row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2:38:15.238932022</meta:creation-date>
    <dc:date>2016-10-14T17:10:29.028814933</dc:date>
    <meta:editing-duration>PT3H48M27S</meta:editing-duration>
    <meta:editing-cycles>12</meta:editing-cycles>
    <meta:generator>LibreOffice/5.1.4.2$Linux_X86_64 LibreOffice_project/10m0$Build-2</meta:generator>
    <meta:document-statistic meta:table-count="7" meta:image-count="0" meta:object-count="0" meta:page-count="4" meta:paragraph-count="111" meta:word-count="801" meta:character-count="4993" meta:non-whitespace-character-count="3425"/>
  </office:meta>
</office:document-meta>
</file>